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9" style:family="paragraph" style:parent-style-name="Standard">
      <style:paragraph-properties fo:orphans="2" fo:widows="2"/>
      <style:text-properties officeooo:paragraph-rsid="001e2cb2"/>
    </style:style>
    <style:style style:name="P10" style:family="paragraph" style:parent-style-name="Standard" style:list-style-name="L1">
      <style:paragraph-properties fo:orphans="2" fo:widows="2"/>
      <style:text-properties officeooo:paragraph-rsid="001e2cb2"/>
    </style:style>
    <style:style style:name="P11" style:family="paragraph" style:parent-style-name="Standard" style:list-style-name="L2">
      <style:paragraph-properties fo:orphans="2" fo:widows="2"/>
      <style:text-properties officeooo:paragraph-rsid="001db2b7"/>
    </style:style>
    <style:style style:name="P12" style:family="paragraph" style:parent-style-name="Standard">
      <style:paragraph-properties fo:orphans="2" fo:widows="2"/>
      <style:text-properties officeooo:paragraph-rsid="0017436b"/>
    </style:style>
    <style:style style:name="P13" style:family="paragraph" style:parent-style-name="Standard" style:list-style-name="L3">
      <style:paragraph-properties fo:orphans="2" fo:widows="2"/>
      <style:text-properties officeooo:paragraph-rsid="0017436b"/>
    </style:style>
    <style:style style:name="P14" style:family="paragraph" style:parent-style-name="Standard" style:list-style-name="L3">
      <style:paragraph-properties fo:orphans="2" fo:widows="2"/>
      <style:text-properties officeooo:paragraph-rsid="001db2b7"/>
    </style:style>
    <style:style style:name="P15" style:family="paragraph" style:parent-style-name="Standard" style:list-style-name="L4">
      <style:paragraph-properties fo:orphans="2" fo:widows="2"/>
      <style:text-properties officeooo:paragraph-rsid="001e2cb2"/>
    </style:style>
    <style:style style:name="P16" style:family="paragraph" style:parent-style-name="Standard">
      <style:paragraph-properties fo:orphans="2" fo:widows="2"/>
      <style:text-properties officeooo:paragraph-rsid="00200e7b"/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5f226" style:font-name-asian="Arial" style:font-name-complex="Arial"/>
    </style:style>
    <style:style style:name="T6" style:family="text">
      <style:text-properties fo:color="#222222" loext:opacity="100%" style:font-name="Arial" officeooo:rsid="0017436b" style:font-name-asian="Arial" style:font-name-complex="Arial"/>
    </style:style>
    <style:style style:name="T7" style:family="text">
      <style:text-properties fo:color="#222222" loext:opacity="100%" style:font-name="Arial" officeooo:rsid="00174e8c" style:font-name-asian="Arial" style:font-name-complex="Arial"/>
    </style:style>
    <style:style style:name="T8" style:family="text">
      <style:text-properties fo:color="#222222" loext:opacity="100%" style:font-name="Arial" officeooo:rsid="001906a4" style:font-name-asian="Arial" style:font-name-complex="Arial"/>
    </style:style>
    <style:style style:name="T9" style:family="text">
      <style:text-properties fo:color="#222222" loext:opacity="100%" style:font-name="Arial" officeooo:rsid="001a0031" style:font-name-asian="Arial" style:font-name-complex="Arial"/>
    </style:style>
    <style:style style:name="T10" style:family="text">
      <style:text-properties fo:color="#222222" loext:opacity="100%" style:font-name="Arial" officeooo:rsid="001db2b7" style:font-name-asian="Arial" style:font-name-complex="Arial"/>
    </style:style>
    <style:style style:name="T11" style:family="text">
      <style:text-properties fo:color="#222222" loext:opacity="100%" style:font-name="Arial" officeooo:rsid="001e2cb2" style:font-name-asian="Arial" style:font-name-complex="Arial"/>
    </style:style>
    <style:style style:name="T12" style:family="text">
      <style:text-properties fo:color="#222222" loext:opacity="100%" style:font-name="Arial" officeooo:rsid="00200e7b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474_231627546 Copy 2"/><text:bookmark-start text:name="__DdeLink__150_3255399718"/><text:bookmark text:name="__DdeLink__614_628172147"/><text:span text:style-name="Police_20_par_20_défaut"/></text:p>
      <text:p text:style-name="P2"/>
      <text:p text:style-name="P3"><text:bookmark-end text:name="__DdeLink__474_231627546 Copy 2"/><text:span text:style-name="Police_20_par_20_défaut"><text:span text:style-name="T4">Cette variante utilise la même carte que Diplomatie Standard.</text:span></text:span></text:p>
      <text:p text:style-name="P3"><text:span text:style-name="Police_20_par_20_défaut"/></text:p>
      <text:p text:style-name="P7"><text:span text:style-name="Police_20_par_20_défaut"><text:span text:style-name="T5">Dans cette variante, chaque joueur ne « </text:span></text:span><text:span text:style-name="Police_20_par_20_défaut"><text:span text:style-name="T11">voit »</text:span></text:span><text:span text:style-name="Police_20_par_20_défaut"><text:span text:style-name="T5"> que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1">
        <text:list-item>
          <text:p text:style-name="P10"><text:span text:style-name="Police_20_par_20_défaut"><text:span text:style-name="T5">les </text:span></text:span><text:span text:style-name="Police_20_par_20_défaut"><text:span text:style-name="T7">possessions de </text:span></text:span><text:span text:style-name="Police_20_par_20_défaut"><text:span text:style-name="T5">centres</text:span></text:span></text:p>
        </text:list-item>
        <text:list-item>
          <text:p text:style-name="P10"><text:span text:style-name="Police_20_par_20_défaut"><text:span text:style-name="T5">les unités</text:span></text:span><text:span text:style-name="Police_20_par_20_défaut"><text:span text:style-name="T6"> (délogées y compris)</text:span></text:span></text:p>
        </text:list-item>
        <text:list-item>
          <text:p text:style-name="P10"><text:span text:style-name="Police_20_par_20_défaut"><text:span text:style-name="T5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1">qui sont « voisins » </text:span></text:span><text:span text:style-name="Police_20_par_20_défaut"><text:span text:style-name="T10">de :</text:span></text:span></text:p>
      <text:p text:style-name="P7"><text:span text:style-name="Police_20_par_20_défaut"/></text:p>
      <text:list text:style-name="L2">
        <text:list-item>
          <text:p text:style-name="P11"><text:span text:style-name="Police_20_par_20_défaut"><text:span text:style-name="T5">un de ses centres</text:span></text:span><text:span text:style-name="Police_20_par_20_défaut"><text:span text:style-name="T10"> possédé</text:span></text:span></text:p>
        </text:list-item>
        <text:list-item>
          <text:p text:style-name="P11"><text:span text:style-name="Police_20_par_20_défaut"><text:span text:style-name="T10">une de ses unités</text:span></text:span></text:p>
          <text:p text:style-name="P11"><text:span text:style-name="Police_20_par_20_défaut"/></text:p>
        </text:list-item>
      </text:list>
      <text:p text:style-name="P4"><text:span text:style-name="Police_20_par_20_défaut"><text:span text:style-name="T6">Attention : le terme </text:span></text:span><text:span text:style-name="Police_20_par_20_défaut"><text:span text:style-name="T5">« </text:span></text:span><text:span text:style-name="Police_20_par_20_défaut"><text:span text:style-name="T6">v</text:span></text:span><text:span text:style-name="Police_20_par_20_défaut"><text:span text:style-name="T5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1">Quelques e</text:span></text:span><text:span text:style-name="Police_20_par_20_défaut"><text:span text:style-name="T6">xemples :</text:span></text:span></text:p>
      <text:p text:style-name="P4"><text:span text:style-name="Police_20_par_20_défaut"/></text:p>
      <text:list text:style-name="L3">
        <text:list-item>
          <text:p text:style-name="P13"><text:span text:style-name="Police_20_par_20_défaut"><text:span text:style-name="T6">une armée en Gascogne « voit » une flotte en Atlantique</text:span></text:span></text:p>
        </text:list-item>
        <text:list-item>
          <text:p text:style-name="P13"><text:span text:style-name="Police_20_par_20_défaut"><text:span text:style-name="T6">une flotte à Trieste « voit » une armée à Budapest</text:span></text:span></text:p>
        </text:list-item>
        <text:list-item>
          <text:p text:style-name="P14"><text:span text:style-name="Police_20_par_20_défaut"><text:span text:style-name="T10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8">De plus, une tentative de construire (sur un de ses centres de départ) </text:span></text:span><text:span text:style-name="Police_20_par_20_défaut"><text:span text:style-name="T11"><text:s/></text:span></text:span><text:span text:style-name="Police_20_par_20_défaut"><text:span text:style-name="T8">informe le joueur de son occupation éventuelle (sans préciser la nature de l’occupant)</text:span></text:span></text:p>
      <text:p text:style-name="P5"><text:span text:style-name="Police_20_par_20_défaut"/></text:p>
      <text:p text:style-name="P7"><text:span text:style-name="Police_20_par_20_défaut"><text:span text:style-name="T9">Enfin un ordre n’est « vu » que si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4">
        <text:list-item>
          <text:p text:style-name="P15"><text:span text:style-name="Police_20_par_20_défaut"><text:span text:style-name="T9">l’unité active (ce</text:span></text:span><text:span text:style-name="Police_20_par_20_défaut"><text:span text:style-name="T11">lle qui reçoit cet ordre</text:span></text:span><text:span text:style-name="Police_20_par_20_défaut"><text:span text:style-name="T9">),</text:span></text:span></text:p>
        </text:list-item>
        <text:list-item>
          <text:p text:style-name="P15"><text:span text:style-name="Police_20_par_20_défaut"><text:span text:style-name="T9">l’unité passive (celle qui reçoit le soutien</text:span></text:span><text:span text:style-name="Police_20_par_20_défaut"><text:span text:style-name="T11"> ou le convoi)</text:span></text:span></text:p>
        </text:list-item>
        <text:list-item>
          <text:p text:style-name="P15"><text:span text:style-name="Police_20_par_20_défaut"><text:span text:style-name="T9">la zone desitnation (pour un mouvement</text:span></text:span><text:span text:style-name="Police_20_par_20_défaut"><text:span text:style-name="T11">, un </text:span></text:span><text:span text:style-name="Police_20_par_20_défaut"><text:span text:style-name="T9">soutien offensif</text:span></text:span><text:span text:style-name="Police_20_par_20_défaut"><text:span text:style-name="T11"> ou un convoi</text:span></text:span><text:span text:style-name="Police_20_par_20_défaut"><text:span text:style-name="T9">) 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9">sont tous « vus ».</text:span></text:span></text:p>
      <text:p text:style-name="P7"><text:span text:style-name="Police_20_par_20_défaut"><text:span text:style-name="T9"/></text:span></text:p>
      <text:p text:style-name="P16"><text:span text:style-name="Police_20_par_20_défaut"><text:span text:style-name="T12">Il est donc possible de « voir » une unité mais pas son ordre..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7"><text:span text:style-name="Police_20_par_20_défaut"/></text:p>
          <text:p text:style-name="P18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7T08:50:15.438949130</dc:date>
    <meta:editing-cycles>16</meta:editing-cycles>
    <meta:editing-duration>PT35M48S</meta:editing-duration>
    <meta:document-statistic meta:table-count="0" meta:image-count="0" meta:object-count="0" meta:page-count="1" meta:paragraph-count="23" meta:word-count="200" meta:character-count="1008" meta:non-whitespace-character-count="840"/>
    <meta:template xlink:type="simple" xlink:actuate="onRequest" xlink:title="" xlink:href="Normal.dotm"/>
  </office:meta>
</office:document-meta>
</file>